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variant="normal" fo:text-transform="none" fo:color="#000000" fo:letter-spacing="normal" fo:font-style="italic" fo:font-weight="normal"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size-asian="10pt" style:font-size-complex="10pt"/>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4">Brotli Compressed Data Format</text:span>, dated October 2014, version <text:span text:style-name="T4">draft-alakuijala-brotli-02</text:span>. <text:s/>The comments are preceded by the section numbers they refer to.</text:p>
      <text:h text:style-name="Heading_20_3" text:outline-level="3">1.2</text:h>
      <text:p text:style-name="Standard">Why is it always “<text:span text:style-name="Mono"><text:span text:style-name="T6">the "brotli" format</text:span></text:span>”, in quotes like that? <text:s/>I think that the quotes can be dispensed with.</text:p>
      <text:h text:style-name="Heading_20_3" text:outline-level="3">1.5.1</text:h>
      <text:p text:style-name="Standard">“<text:span text:style-name="Mono"><text:span text:style-name="T6">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4">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p text:style-name="Standard"/>
      <text:p text:style-name="Standard">“<text:span text:style-name="Mono">in fact, the index of the Huffman tree is the block type number</text:span>”</text:p>
      <text:p text:style-name="Standard"/>
      <text:p text:style-name="Standard">Not really. <text:s/>The block type number is the symbol minus two, unless the symbol is one or zero in which case it is a reference to a previous block type.</text:p>
      <text:p text:style-name="Standard"/>
      <text:p text:style-name="Standard">In “<text:span text:style-name="Mono">IaC0 L0 L1 LBlockSwitch(1, 3) L2 D0 IaC1 DBlockSwitch(1, 1) D1</text:span>”, the “<text:span text:style-name="Mono">DBlockSwitch(1, 1)</text:span>” should be “<text:span text:style-name="Mono">DBlockSwitch(1, 3)</text:span>”.</text:p>
      <text:h text:style-name="Heading_20_3" text:outline-level="3">3.2</text:h>
      <text:p text:style-name="Standard">“<text:span text:style-name="Mono">The Huffman codes used for each alphabet in the "brotli" format are </text:span><text:soft-page-break/><text:span text:style-name="Mono">canonical Huffman codes</text:span>”</text:p>
      <text:p text:style-name="Standard"/>
      <text:p text:style-name="Standard">Empirically not true. <text:s/>Some simple codes have out-of-order symbols of the same code length in the example compressed data. <text:s/>Simple codes provide the symbols directly in correspondence with the code lengths, so they can, and are provided in whatever order the compressor desires.</text:p>
      <text:h text:style-name="Heading_20_3" text:outline-level="3">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4">n</text:span><text:span text:style-name="T5">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 to 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text:p>
      <text:p text:style-name="Standard"/>
      <text:p text:style-name="Standard">Note: there are unsorted symbols present in simple codes in the example data, and it appears that they need to be sorted.</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P1"/>
      <text:p text:style-name="P1"><text:soft-page-break/>It is not clear what is meant by “leading zeros”. <text:s/>Explicitly state that 2 means that the code lengths 1 and 2 are not coded, and that 3 means that the codes lengths 1, 2, and 3 are not coded.</text:p>
      <text:p text:style-name="Standard"/>
      <text:p text:style-name="Standard">Typo: “<text:span text:style-name="Mono">and they are represented with 2 - 5 bits</text:span>”, should be 2 - 4 bits.</text:p>
      <text:p text:style-name="Standard"/>
      <text:p text:style-name="Standard">“<text:span text:style-name="Mono">A repeated code length code of 16 modifies the repeat count of the </text:span><text:span text:style-name="Mono">previous one as follows</text:span>”</text:p>
      <text:p text:style-name="Standard"/>
      <text:p text:style-name="Standard">Does this apply again if there are <text:span text:style-name="T4">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p text:style-name="Standard"/>
      <text:p text:style-name="Standard">The specification says what to do if “<text:span text:style-name="Mono">If there are at least two non-zero code lengths</text:span>”, specifically that the code ends when it is complete, so there can't be any trailing zero lengths. <text:s/>However the specification does not say what to do if that is <text:span text:style-name="T4">not</text:span> the case. <text:s/>If that is not the case, and there is only one non-zero code length, it turns out that what should be done is to read lengths until the end of the possible code length code symbols is reached (at which point it can be discovered that there is only one), and create a code with that lone symbol having zero length. <text:s/>It should also specify that if all of the lengths are zero, then the stream is invalid. <text:s/>The cases found in example compressed data all had a length of 1 for that lone symbol, which was to be assigned a length of 0. <text:s/>The specification should state that only 1 is allowed there, assuming it is. <text:s/>(Side note: if the fake length were chosen to be 3 or 4, then two bits could be saved.)</text:p>
      <text:h text:style-name="Heading_20_3" text:outline-level="3">4.</text:h>
      <text:p text:style-name="Standard">“<text:span text:style-name="Mono">second last distance</text:span>” should be second <text:span text:style-name="T4">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ext:span text:style-name="Mono">The number of extra bits can be 0 - 24, and it is dependent on the block length code.</text:span>”</text:p>
      <text:p text:style-name="Standard"/>
      <text:p text:style-name="Standard"><text:soft-page-break/>For the code shown, the number of extra bits can only be 2 – 24.</text:p>
      <text:p text:style-name="Standard"/>
      <text:p text:style-name="Standard">The use of “<text:span text:style-name="Mono">second last</text:span>” and “<text:span text:style-name="Mono">last</text:span>” block types in confusing.<text:span text:style-name="T9"> <text:s/>If we just finished with block type </text:span><text:span text:style-name="T8">n</text:span><text:span text:style-name="T9"> and need to come up with block type </text:span><text:span text:style-name="T8">n+1</text:span><text:span text:style-name="T9">, it is not clear if “</text:span><text:span text:style-name="Mono"><text:span text:style-name="T7">last</text:span></text:span><text:span text:style-name="T9">” means block type </text:span><text:span text:style-name="T8">n-1</text:span><text:span text:style-name="T9"> or block type </text:span><text:span text:style-name="T8">n</text:span><text:span text:style-name="T9">. <text:s/>The answer is </text:span><text:span text:style-name="T8">n</text:span><text:span text:style-name="T9">, so really “</text:span><text:span text:style-name="Mono"><text:span text:style-name="T7">last</text:span></text:span><text:span text:style-name="T9">” means the current block type. <text:s/>The text should make that clear, and provide an example. <text:s/>This is compounded by confusion on the initialization of the previous block types at the start of a meta-block. <text:s/>It says “</text:span><text:span text:style-name="Mono"><text:span text:style-name="T7">The second last and last block types are initialized with 0 and 1</text:span></text:span><text:span text:style-name="T9">”. <text:s/>This would lead one to think that “</text:span><text:span text:style-name="Mono"><text:span text:style-name="T7">last</text:span></text:span><text:span text:style-name="T9">” must mean </text:span><text:span text:style-name="T8">n-1</text:span><text:span text:style-name="T9"> since it was already stated that the first block type is 0. <text:s/>So it can't be both 0 and 1. <text:s/>However “</text:span><text:span text:style-name="Mono"><text:span text:style-name="T7">last</text:span></text:span><text:span text:style-name="T9">” means the current block type, which is 0. <text:s/>The only resolution, in order to be consistent with what was found in the compressed data, is to interpret the initialization to occur before the first block type is set to zero! <text:s/>Then if they are set to 0 and 1 and the first block type is set to 0, the new values become 1 and 0. <text:s/>The other interpretation is that the spec simply got it backwards, and it should have said 1 and 0. <text:s/>Either way, the specification needs to be much more clear on this, again providing an example for the first block type change.</text:span></text:p>
      <text:p text:style-name="Standard"><text:span text:style-name="T9"/></text:p>
      <text:p text:style-name="Standard"><text:span text:style-name="T9">A strict interpretation of the block type counts would be that all three count down to zero at the end of the meta-block, at the same time that the number of decompressed bytes counts down to zero. <text:s/>This should be mentioned in the specification as a verification of the validity of the stream.</text:span></text:p>
      <text:p text:style-name="Standard"><text:span text:style-name="T9"/></text:p>
      <text:p text:style-name="Standard"><text:span text:style-name="T9">It would seem that the first block type change in any category should take the block type from 0 to 1. <text:s/>Why wouldn't the next block type be numbered 1? <text:s/>Is this the case? <text:s/>If so, this could also be a check on the validity of the stream.</text:span></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p text:style-name="Standard"/>
      <text:p text:style-name="Standard">“<text:span text:style-name="Mono">The context for encoding the next literal is defined by the last two bytes in the stream (p1, p2, where p1 is the most recent byte)</text:span>”</text:p>
      <text:p text:style-name="Standard"/>
      <text:p text:style-name="Standard">The specification doesn't specify what p1 and p2 should be at the start of the stream. <text:s/>It needs to.</text:p>
      <text:h text:style-name="Heading_20_3" text:outline-level="3">7.3</text:h>
      <text:p text:style-name="Standard">“<text:span text:style-name="Mono">RLEMAX: repeat a zero (2^RLEMAX)-(2^(RLEMAX+1) - 1) times</text:span>” is confusing. <text:s/>At first</text:p>
      <text:p text:style-name="Standard">the dash in the middle looks like a minus sign (as it is a few characters later for</text:p>
      <text:p text:style-name="Standard">the - 1). <text:s/>Replace the dash with “...” or “to”.</text:p>
      <text:p text:style-name="Standard"/>
      <text:p text:style-name="Standard">The use of ^ in “<text:span text:style-name="Mono">RLEMAX: repeat a zero (2^RLEMAX)-(2^(RLEMAX+1) - 1) times</text:span>” is not</text:p>
      <text:p text:style-name="Standard">consistent with previous use of 1 &lt;&lt; for that, and is not consistent with most</text:p>
      <text:p text:style-name="Standard">computer languages, which use ^ for exclusive-or, including in this specification</text:p>
      <text:p text:style-name="Standard">for the UppercaseAll algorithm.</text:p>
      <text:p text:style-name="Standard"/>
      <text:p text:style-name="Standard"><text:soft-page-break/>There should either be a reference or an algorithm description for the inverse</text:p>
      <text:p text:style-name="Standard">move-to-front transform.</text:p>
      <text:h text:style-name="Heading_20_3" text:outline-level="3">8.</text:h>
      <text:p text:style-name="Standard">“<text:span text:style-name="Mono">NDBITS[lengths]</text:span>” should be NDBITS[length].</text:p>
      <text:p text:style-name="Standard"/>
      <text:p text:style-name="Standard">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NTRANSFORMS should be defined explicitly in the document. <text:s/>It can only be inferred to be 121 from the table of transforms.</text:p>
      <text:p text:style-name="Standard"/>
      <text:p text:style-name="Standard">The UppercaseAll pseudo-code is incorrect, assuming that the indenting determines the execution. <text:span text:style-name="T4"><text:s/>i</text:span> is only incremented when a character is modified, so it will never terminate if it encounters a non-lower-case character. <text:s/>All of the increments of <text:span text:style-name="T4">i</text:span> need to be unindented.</text:p>
      <text:p text:style-name="Standard"/>
      <text:p text:style-name="Standard">“<text:span text:style-name="Mono">word[i + 2] = word[i + 2] ^ 5</text:span>” exclusive-or's the third-byte of any three-byte UTF-8 character with 5. <text:s/>That seems like a rather odd transformation to apply, unlike the other two upper-case transformations (“<text:span text:style-name="Mono">^ 32</text:span>”). <text:s/>What does the “<text:span text:style-name="Mono">^ 5</text:span>” do? <text:s/>There are many three-byte UTF-8 characters in the dictionary, mostly Devanagari and CJK Ideographs.</text:p>
      <text:p text:style-name="Standard"/>
      <text:p text:style-name="Standard">“<text:span text:style-name="Mono">characters an coverted</text:span>” should be characters and converted.</text:p>
      <text:p text:style-name="Standard"/>
      <text:p text:style-name="Standard">“<text:span text:style-name="Mono"><text:span text:style-name="T2">Each T_i is one of the following 20 elementary transforms</text:span></text:span><text:span text:style-name="T1">”</text:span></text:p>
      <text:p text:style-name="Standard"><text:span text:style-name="T1"/></text:p>
      <text:p text:style-name="Standard"><text:span text:style-name="T1">It is not clear </text:span><text:span text:style-name="T3">why</text:span><text:span text:style-name="T1"> there are 20 transforms, since a simple count would turn up 21 transforms. <text:s/>However </text:span><text:span text:style-name="Mono"><text:span text:style-name="T2">OmitFirst8</text:span></text:span><text:span text:style-name="T1"> never appears in the transform table, which is why there are only 20. <text:s/>There should be a parenthetical comment to this effect.</text:span></text:p>
      <text:p text:style-name="Standard"><text:span text:style-name="T1"/></text:p>
      <text:p text:style-name="Standard"><text:span text:style-name="T1">There should be a note that the strings in the transforms table are in C string format with respect to escape (backslash) characters.</text:span></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text:soft-page-break/>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
      <text:p text:style-name="Standard">Should a stream be rejected if there are too many nybbles for the meta-block length? <text:s/>I.e., if the high nybble after the fourth nybble is zero?</text:p>
      <text:h text:style-name="Heading_20_3" text:outline-level="3">10.</text:h>
      <text:p text:style-name="Text_20_body">“<text:span text:style-name="Mono">if number of output bytes produced in the loop is MLEN break from loop</text:span>”</text:p>
      <text:p text:style-name="Text_20_body">Aha! <text:s/>I have been waiting for this the whole specification, and now finally I learn it in the pseudo-code in section 10. <text:s/>This is how you can have a meta-block with literals and no matches, even though the minimum match length is two.</text:p>
      <text:p text:style-name="Text_20_body">The algorithm should note the update to the last and second-to-last block types when updating.</text:p>
      <text:p text:style-name="Text_20_body">The algorithm should note the interpretation of block types 0 and 1.</text:p>
      <text:p text:style-name="Text_20_body">“<text:span text:style-name="Mono">compute context ID, CIDL from last two bytes of output</text:span>”</text:p>
      <text:p text:style-name="Text_20_body">That is an example of the terminology confusion, where the word “output” is used to mean the decompressor output, when we also see the term “input” meaning the same thing! <text:s/>i.e. the compressor input.</text:p>
      <text:p text:style-name="Text_20_body">“<text:span text:style-name="Mono">output stram</text:span>” should be output stream.</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4-05T19:16:45</dc:date>
    <dc:creator>Mark Adler</dc:creator>
    <meta:editing-duration>PT3H22M57S</meta:editing-duration>
    <meta:editing-cycles>140</meta:editing-cycles>
    <meta:generator>OpenOffice/4.1.1$Unix OpenOffice.org_project/411m6$Build-9775</meta:generator>
    <meta:document-statistic meta:table-count="0" meta:image-count="0" meta:object-count="0" meta:page-count="7" meta:paragraph-count="102" meta:word-count="2987" meta:character-count="16581"/>
  </office:meta>
</office:document-meta>
</file>